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chart"/>
  <manifest:file-entry manifest:full-path="Object 12/" manifest:media-type="application/vnd.oasis.opendocument.formula"/>
  <manifest:file-entry manifest:full-path="Object 13/" manifest:media-type="application/vnd.oasis.opendocument.chart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chart"/>
  <manifest:file-entry manifest:full-path="Object 18/" manifest:media-type="application/vnd.oasis.opendocument.formula"/>
  <manifest:file-entry manifest:full-path="Object 19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chart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" style:parent-style-name="ParágrafodaLista" style:list-style-name="LFO1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 fo:margin-left="0.9833in" fo:text-indent="0.4916in">
        <style:tab-stops/>
      </style:paragraph-properties>
    </style:style>
    <style:style style:name="P5" style:parent-style-name="Normal" style:family="paragraph">
      <style:paragraph-properties fo:text-align="center" fo:margin-left="0.9833in" fo:text-indent="0.4916in">
        <style:tab-stops/>
      </style:paragraph-properties>
      <style:text-properties style:font-name-asian="Times New Roman"/>
    </style:style>
    <style:style style:name="P6" style:parent-style-name="Normal" style:family="paragraph">
      <style:text-properties style:font-name-asian="Times New Roman"/>
    </style:style>
    <style:style style:name="T7" style:parent-style-name="Tipodeletrapredefinidodoparágrafo" style:family="text">
      <style:text-properties style:font-name-asian="Times New Roman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ParágrafodaLista" style:list-style-name="LFO2" style:family="paragraph">
      <style:paragraph-properties fo:line-height="101%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 fo:margin-left="0.9833in" fo:text-indent="0.4916in">
        <style:tab-stops/>
      </style:paragraph-properties>
      <style:text-properties style:font-name-asian="Times New Roman"/>
    </style:style>
    <style:style style:name="P18" style:parent-style-name="Normal" style:family="paragraph">
      <style:paragraph-properties fo:text-align="center" fo:margin-left="0.9833in" fo:text-indent="0.4916in">
        <style:tab-stops/>
      </style:paragraph-properties>
      <style:text-properties style:font-name-asian="Times New Roman"/>
    </style:style>
    <style:style style:name="P19" style:parent-style-name="Normal" style:family="paragraph">
      <style:paragraph-properties fo:text-align="center" fo:margin-left="0.9833in" fo:text-indent="0.4916in">
        <style:tab-stops/>
      </style:paragraph-properties>
      <style:text-properties style:font-name-asian="Times New Roman"/>
    </style:style>
    <style:style style:name="T20" style:parent-style-name="Tipodeletrapredefinidodoparágrafo" style:family="text">
      <style:text-properties style:font-name-asian="Times New Roman"/>
    </style:style>
    <style:style style:name="T21" style:parent-style-name="Tipodeletrapredefinidodoparágrafo" style:family="text">
      <style:text-properties style:font-name-asian="Times New Roman"/>
    </style:style>
    <style:style style:name="T22" style:parent-style-name="Tipodeletrapredefinidodoparágrafo" style:family="text">
      <style:text-properties style:font-name-asian="Times New Roman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margin-left="1.475in">
        <style:tab-stops/>
      </style:paragraph-properties>
    </style:style>
    <style:style style:name="P25" style:parent-style-name="Normal" style:family="paragraph">
      <style:paragraph-properties fo:margin-left="1.475in">
        <style:tab-stops/>
      </style:paragraph-properties>
    </style:style>
    <style:style style:name="P26" style:parent-style-name="Normal" style:family="paragraph">
      <style:paragraph-properties fo:margin-left="1.475in">
        <style:tab-stops/>
      </style:paragraph-properties>
    </style:style>
    <style:style style:name="P27" style:parent-style-name="Normal" style:family="paragraph">
      <style:paragraph-properties fo:margin-left="1.475in">
        <style:tab-stops/>
      </style:paragraph-properties>
    </style:style>
    <style:style style:name="T28" style:parent-style-name="Tipodeletrapredefinidodoparágrafo" style:family="text">
      <style:text-properties style:font-name-asian="Times New Roman"/>
    </style:style>
    <style:style style:name="T29" style:parent-style-name="Tipodeletrapredefinidodoparágrafo" style:family="text">
      <style:text-properties style:font-name-asian="Times New Roman"/>
    </style:style>
    <style:style style:name="P30" style:parent-style-name="ParágrafodaLista" style:family="paragraph">
      <style:text-properties fo:font-weight="bold" style:font-weight-asian="bold" style:font-weight-complex="bold"/>
    </style:style>
    <style:style style:name="P31" style:parent-style-name="ParágrafodaLista" style:list-style-name="LFO3" style:family="paragraph"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ParágrafodaLista" style:list-style-name="LFO3" style:family="paragraph"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ParágrafodaLista" style:list-style-name="LFO3" style:family="paragraph"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42" style:parent-style-name="Tipodeletrapredefinidodoparágrafo" style:family="text">
      <style:text-properties fo:font-weight="bold" style:font-weight-asian="bold" style:font-weight-complex="bold"/>
    </style:style>
    <style:style style:family="graphic" style:name="a10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>
      <style:graphic-properties style:vertical-pos="middle"/>
    </style:style>
    <style:style style:family="graphic" style:name="a12">
      <style:graphic-properties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7">
      <style:graphic-properties style:vertical-pos="middle"/>
    </style:style>
    <style:style style:family="graphic" style:name="a18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“THE JOURNEY OF SACRIFICE”</text:p>
      <text:p text:style-name="P2"/>
      <text:list text:style-name="LFO1" text:continue-numbering="true">
        <text:list-item>
          <text:p text:style-name="P3">Tempo de Spaw dos minions – VA Contínua – FDP Gamma</text:p>
        </text:list-item>
      </text:list>
      <text:p text:style-name="Normal"/>
      <text:p text:style-name="ParágrafodaLista"/>
      <text:p text:style-name="P4"><draw:frame draw:style-name="a0" text:anchor-type="as-char" svg:x="0in" svg:y="0in" svg:width="2.86458in" svg:height="0.52083in" style:rel-width="scale" style:rel-height="scale"><draw:object xlink:href="Object 1/" xlink:type="simple" xlink:show="embed" xlink:actuate="onLoad"/></draw:frame></text:p>
      <text:p text:style-name="P5"/>
      <text:p text:style-name="P6"/>
      <text:p text:style-name="Normal">Com<draw:frame draw:style-name="a1" text:anchor-type="as-char" svg:x="0in" svg:y="0in" svg:width="4.89583in" svg:height="0.20833in" style:rel-width="scale" style:rel-height="scale"><draw:object xlink:href="Object 2/" xlink:type="simple" xlink:show="embed" xlink:actuate="onLoad"/></draw:frame><text:span text:style-name="T7"><text:s/></text:span></text:p>
      <text:p text:style-name="Normal"/>
      <text:p text:style-name="P8"><draw:frame draw:style-name="a2" text:anchor-type="as-char" svg:x="0in" svg:y="0in" svg:width="0.90625in" svg:height="0.17708in" style:rel-width="scale" style:rel-height="scale"><draw:object xlink:href="Object 3/" xlink:type="simple" xlink:show="embed" xlink:actuate="onLoad"/></draw:frame></text:p>
      <text:p text:style-name="Normal"/>
      <text:p text:style-name="Normal">Com a=0 e b=1 …</text:p>
      <text:p text:style-name="Normal"/>
      <text:p text:style-name="P9"><draw:frame draw:style-name="a3" text:anchor-type="as-char" svg:x="0in" svg:y="0in" svg:width="1.71875in" svg:height="0.35417in" style:rel-width="scale" style:rel-height="scale"><draw:object xlink:href="Object 4/" xlink:type="simple" xlink:show="embed" xlink:actuate="onLoad"/></draw:frame></text:p>
      <text:p text:style-name="P10"/>
      <text:p text:style-name="P11"><draw:frame draw:style-name="a4" draw:name="Gráfico 1" text:anchor-type="as-char" svg:x="0in" svg:y="0in" svg:width="5.90556in" svg:height="3.54792in" style:rel-width="scale" style:rel-height="scale"><draw:object xlink:href="Object 5/" xlink:type="simple" xlink:show="embed" xlink:actuate="onLoad"/><svg:title/><svg:desc/></draw:frame></text:p>
      <text:p text:style-name="P12"/>
      <text:p text:style-name="P13"><draw:frame draw:style-name="a5" text:anchor-type="as-char" svg:x="0in" svg:y="0in" svg:width="2.45833in" svg:height="0.20833in" style:rel-width="scale" style:rel-height="scale"><draw:object xlink:href="Object 6/" xlink:type="simple" xlink:show="embed" xlink:actuate="onLoad"/></draw:frame></text:p>
      <text:soft-page-break/>
      <text:list text:style-name="LFO2" text:continue-numbering="true">
        <text:list-item>
          <text:p text:style-name="P14">Dano feito pelo herói – VA Contínua – FDP Gaussiana (Normal)</text:p>
        </text:list-item>
      </text:list>
      <text:p text:style-name="ParágrafodaLista"/>
      <text:p text:style-name="ParágrafodaLista"/>
      <text:p text:style-name="ParágrafodaLista"/>
      <text:p text:style-name="P15"/>
      <text:p text:style-name="P16"><draw:frame draw:style-name="a6" text:anchor-type="as-char" svg:x="0in" svg:y="0in" svg:width="1.46875in" svg:height="0.40625in" style:rel-width="scale" style:rel-height="scale"><draw:object xlink:href="Object 7/" xlink:type="simple" xlink:show="embed" xlink:actuate="onLoad"/></draw:frame></text:p>
      <text:p text:style-name="P17"/>
      <text:p text:style-name="P18"/>
      <text:p text:style-name="P19"/>
      <text:p text:style-name="Normal">Com<text:s/><text:span text:style-name="T20"><text:s/></text:span><draw:frame draw:style-name="a7" text:anchor-type="as-char" svg:x="0in" svg:y="0in" svg:width="0.48958in" svg:height="0.17708in" style:rel-width="scale" style:rel-height="scale"><draw:object xlink:href="Object 8/" xlink:type="simple" xlink:show="embed" xlink:actuate="onLoad"/></draw:frame><text:span text:style-name="T21">e<text:s/></text:span><draw:frame draw:style-name="a8" text:anchor-type="as-char" svg:x="0in" svg:y="0in" svg:width="0.375in" svg:height="0.17708in" style:rel-width="scale" style:rel-height="scale"><draw:object xlink:href="Object 9/" xlink:type="simple" xlink:show="embed" xlink:actuate="onLoad"/></draw:frame><text:span text:style-name="T22"><text:s/>…</text:span></text:p>
      <text:p text:style-name="Normal"/>
      <text:p text:style-name="Normal"/>
      <text:p text:style-name="P23"><draw:frame draw:style-name="a9" text:anchor-type="as-char" svg:x="0in" svg:y="0in" svg:width="1.42708in" svg:height="0.39583in" style:rel-width="scale" style:rel-height="scale"><draw:object xlink:href="Object 10/" xlink:type="simple" xlink:show="embed" xlink:actuate="onLoad"/></draw:frame></text:p>
      <text:p text:style-name="P24"><text:tab/><text:tab/><text:s text:c="6"/></text:p>
      <text:p text:style-name="P25"/>
      <text:p text:style-name="P26"><draw:frame draw:z-index="251664384" draw:style-name="a10" draw:name="Gráfico 8" text:anchor-type="paragraph" svg:x="0.225in" svg:y="0.45972in" svg:width="5.90556in" svg:height="3.64583in" style:rel-width="scale" style:rel-height="scale"><draw:object xlink:href="Object 11/" xlink:type="simple" xlink:show="embed" xlink:actuate="onLoad"/><svg:title/><svg:desc/></draw:frame></text:p>
      <text:p text:style-name="P27"><text:span text:style-name="T28"><text:tab/></text:span><text:span text:style-name="T29"><text:s text:c="113"/></text:span></text:p>
      <text:p text:style-name="P30"/>
      <text:soft-page-break/>
      <text:list text:style-name="LFO3" text:continue-numbering="true">
        <text:list-item>
          <text:p text:style-name="P31">Ataque especial do Herói – VA Discreta – FDP Uniforme</text:p>
        </text:list-item>
      </text:list>
      <text:p text:style-name="Normal"/>
      <text:p text:style-name="P32"><draw:frame draw:style-name="a11" text:anchor-type="as-char" svg:x="0in" svg:y="0in" svg:width="0.61458in" svg:height="0.34375in" style:rel-width="scale" style:rel-height="scale"><draw:object xlink:href="Object 12/" xlink:type="simple" xlink:show="embed" xlink:actuate="onLoad"/></draw:frame></text:p>
      <text:p text:style-name="Normal"/>
      <text:p text:style-name="Normal"/>
      <text:p text:style-name="Normal"/>
      <text:p text:style-name="Normal"><draw:frame draw:style-name="a12" draw:name="Gráfico 7" text:anchor-type="as-char" svg:x="0in" svg:y="0in" svg:width="5.90556in" svg:height="3.32639in" style:rel-width="scale" style:rel-height="scale"><draw:object xlink:href="Object 13/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"/>
      <text:soft-page-break/>
      <text:list text:style-name="LFO3" text:continue-numbering="true">
        <text:list-item>
          <text:p text:style-name="P34">Item especial encontrado no baú – VA<text:s/>Discreta – FDP Geométrica</text:p>
        </text:list-item>
      </text:list>
      <text:p text:style-name="Normal"/>
      <text:p text:style-name="P35"><draw:frame draw:style-name="a13" text:anchor-type="as-char" svg:x="0in" svg:y="0in" svg:width="1.34375in" svg:height="0.1875in" style:rel-width="scale" style:rel-height="scale"><draw:object xlink:href="Object 14/" xlink:type="simple" xlink:show="embed" xlink:actuate="onLoad"/></draw:frame></text:p>
      <text:p text:style-name="Normal"/>
      <text:p text:style-name="Normal"/>
      <text:p text:style-name="Normal">Com<text:s/><draw:frame draw:style-name="a14" text:anchor-type="as-char" svg:x="0in" svg:y="0in" svg:width="0.08333in" svg:height="0.17708in" style:rel-width="scale" style:rel-height="scale"><draw:object xlink:href="Object 15/" xlink:type="simple" xlink:show="embed" xlink:actuate="onLoad"/></draw:frame><text:s/>= 0,65</text:p>
      <text:p text:style-name="Normal"/>
      <text:p text:style-name="P36"><draw:frame draw:style-name="a15" text:anchor-type="as-char" svg:x="0in" svg:y="0in" svg:width="1.73958in" svg:height="0.1875in" style:rel-width="scale" style:rel-height="scale"><draw:object xlink:href="Object 16/" xlink:type="simple" xlink:show="embed" xlink:actuate="onLoad"/></draw:frame></text:p>
      <text:p text:style-name="Normal"><draw:frame draw:z-index="251663360" draw:style-name="a16" draw:name="Gráfico 6" text:anchor-type="paragraph" svg:x="0in" svg:y="0.02986in" svg:width="5.0625in" svg:height="2.5625in" style:rel-width="scale" style:rel-height="scale"><draw:object xlink:href="Object 17/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37">Vilão enviado pelas Parcas – VA Discreta – FDP Uniforme</text:p>
        </text:list-item>
      </text:list>
      <text:p text:style-name="P38"><draw:frame draw:style-name="a17" text:anchor-type="as-char" svg:x="0in" svg:y="0in" svg:width="0.61458in" svg:height="0.34375in" style:rel-width="scale" style:rel-height="scale"><draw:object xlink:href="Object 18/" xlink:type="simple" xlink:show="embed" xlink:actuate="onLoad"/></draw:frame></text:p>
      <text:p text:style-name="Normal"><draw:frame draw:z-index="251662336" draw:style-name="a18" draw:name="Gráfico 5" text:anchor-type="paragraph" svg:x="0.38125in" svg:y="0.02222in" svg:width="5.05208in" svg:height="2.53472in" style:rel-width="scale" style:rel-height="scale"><draw:object xlink:href="Object 19/" xlink:type="simple" xlink:show="embed" xlink:actuate="onLoad"/><svg:title/><svg:desc/></draw:frame></text:p>
      <text:p text:style-name="P39"/>
      <text:p text:style-name="P40"/>
      <text:p text:style-name="P41"/>
      <text:p text:style-name="Normal"><text:span text:style-name="T42">Grupo:</text:span><text:s/>Daniel Gonçalves (82074), João Macedo (82802) e Rafael Pacheco (69327), EIC1, 2019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fo:font-size="9pt" style:font-size-asian="9pt" style:font-size-complex="9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oMarcadordePosição" style:display-name="Texto do Marcador de Posição" style:family="text" style:parent-style-name="Tipodeletrapredefinidodopará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Gonçalves</meta:initial-creator>
    <dc:creator>Daniel Gonçalves</dc:creator>
    <meta:creation-date>2019-11-20T00:44:00Z</meta:creation-date>
    <dc:date>2019-11-20T00:45:00Z</dc:date>
    <meta:print-date>2019-11-20T00:45:00Z</meta:print-date>
    <meta:template xlink:href="Normal" xlink:type="simple"/>
    <meta:editing-cycles>3</meta:editing-cycles>
    <meta:editing-duration>PT60S</meta:editing-duration>
    <meta:user-defined meta:name="ContentTypeId">0x010100B9AAACC13841E341809AF6A5FBE39D79</meta:user-defined>
    <meta:document-statistic meta:page-count="4" meta:paragraph-count="2" meta:word-count="163" meta:character-count="1043" meta:row-count="7" meta:non-whitespace-character-count="882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enced open="{" close="" separators="|">
    <mml:mrow>
      <mml:mtable>
        <mml:mtr>
          <mml:mtd>
            <mml:mrow>
              <mml:maligngroup/>
              <mml:mfrac>
                <mml:mrow>
                  <mml:mn>1</mml:mn>
                </mml:mrow>
                <mml:mrow>
                  <mml:mi mathvariant="normal">Γ</mml:mi>
                  <mml:mfenced separators="|">
                    <mml:mrow>
                      <mml:mi>c</mml:mi>
                    </mml:mrow>
                  </mml:mfenced>
                </mml:mrow>
              </mml:mfrac>
              <mml:msup>
                <mml:mrow>
                  <mml:mi>b</mml:mi>
                </mml:mrow>
                <mml:mrow>
                  <mml:mo>-</mml:mo>
                  <mml:mi>c</mml:mi>
                </mml:mrow>
              </mml:msup>
              <mml:msup>
                <mml:mrow>
                  <mml:mo>(</mml:mo>
                  <mml:mi>x</mml:mi>
                  <mml:mo>-</mml:mo>
                  <mml:mi>a</mml:mi>
                  <mml:mo>)</mml:mo>
                </mml:mrow>
                <mml:mrow>
                  <mml:mi>c</mml:mi>
                  <mml:mo>-</mml:mo>
                  <mml:mn>1</mml:mn>
                </mml:mrow>
              </mml:msup>
              <mml:msup>
                <mml:mrow>
                  <mml:mi>e</mml:mi>
                </mml:mrow>
                <mml:mrow>
                  <mml:mo>-</mml:mo>
                  <mml:mfrac>
                    <mml:mrow>
                      <mml:mi>x</mml:mi>
                      <mml:mo>-</mml:mo>
                      <mml:mi>a</mml:mi>
                    </mml:mrow>
                    <mml:mrow>
                      <mml:mi>b</mml:mi>
                    </mml:mrow>
                  </mml:mfrac>
                  <mml:mi> </mml:mi>
                  <mml:mi> </mml:mi>
                  <mml:mi> </mml:mi>
                  <mml:mi> </mml:mi>
                  <mml:mi> </mml:mi>
                  <mml:mo>,</mml:mo>
                  <mml:mi> </mml:mi>
                  <mml:mi> </mml:mi>
                  <mml:mi> </mml:mi>
                  <mml:mi>x</mml:mi>
                  <mml:mo>&gt;</mml:mo>
                  <mml:mi>a</mml:mi>
                  <mml:mi> </mml:mi>
                  <mml:mi> </mml:mi>
                  <mml:mi> </mml:mi>
                  <mml:mi> </mml:mi>
                  <mml:mi> </mml:mi>
                  <mml:mi> </mml:mi>
                  <mml:mi> </mml:mi>
                  <mml:mi> </mml:mi>
                </mml:mrow>
              </mml:msup>
            </mml:mrow>
          </mml:mtd>
        </mml:mtr>
        <mml:mtr>
          <mml:mtd>
            <mml:mrow>
              <mml:maligngroup/>
              <mml:mn>0</mml:mn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</mml:mrow>
          </mml:mtd>
        </mml:mtr>
      </mml:mtable>
    </mml:mrow>
  </mml:mfenced>
</mml:math>
</file>

<file path=Object 1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rac>
    <mml:mrow>
      <mml:mn>1</mml:mn>
    </mml:mrow>
    <mml:mrow>
      <mml:msqrt>
        <mml:mn>2</mml:mn>
        <mml:mi>π</mml:mi>
      </mml:msqrt>
    </mml:mrow>
  </mml:mfrac>
  <mml:msup>
    <mml:mrow>
      <mml:mi mathvariant="normal">e</mml:mi>
    </mml:mrow>
    <mml:mrow>
      <mml:mfrac>
        <mml:mrow>
          <mml:msup>
            <mml:mrow>
              <mml:mo>-</mml:mo>
              <mml:mo>(</mml:mo>
              <mml:mi>x</mml:mi>
              <mml:mo>-</mml:mo>
              <mml:mn>50</mml:mn>
              <mml:mo>)</mml:mo>
            </mml:mrow>
            <mml:mrow>
              <mml:mn>2</mml:mn>
            </mml:mrow>
          </mml:msup>
        </mml:mrow>
        <mml:mrow>
          <mml:mn>128</mml:mn>
        </mml:mrow>
      </mml:mfrac>
    </mml:mrow>
  </mml:msup>
</mml:math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2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2S0">
      <style:chart-properties chart:symbol-type="none" chart:connect-bars="false" chart:solid-type="cuboid" chart:stacked="false" chart:percentage="false"/>
      <style:graphic-properties draw:fill="none" draw:stroke="solid" svg:stroke-width="0.01389in" svg:stroke-color="#ff00ff" svg:stroke-opacity="100%" draw:stroke-linejoin="round" svg:stroke-linecap="round"/>
    </style:style>
  </office:automatic-styles>
  <office:body>
    <office:chart>
      <chart:chart chart:class="chart:bar" svg:height="262.5pt" svg:width="425.2pt" chart:style-name="Crt0">
        <chart:title svg:x="129.2127559055118pt" svg:y="8.359842519685038pt" chart:style-name="CT00">
          <text:p text:style-name="a0" text:class-names="" text:cond-style-name="">Análise da VA N para 1000 amostras com intervalos de 1</text:p>
        </chart:title>
        <chart:plot-area svg:x="0.0pt" svg:y="29.24645669291339pt" svg:width="425.2pt" svg:height="211.4268503937008pt" chart:style-name="Plt0" chart:data-source-has-labels="both">
          <chart:axis chart:dimension="x" chart:name="primary-x" chart:style-name="Axs0">
            <chart:title svg:x="215.6049606299213pt" svg:y="239.928346456693pt" chart:style-name="AT00">
              <text:p text:style-name="a1" text:class-names="" text:cond-style-name="">n</text:p>
            </chart:title>
            <chart:categories table:cell-range-address="local-table.$A$2:.$A$102"/>
          </chart:axis>
          <chart:axis chart:dimension="y" chart:name="primary-y" chart:style-name="Axs1">
            <chart:title svg:x="14.95251968503937pt" svg:y="6.633307086614172pt" chart:style-name="AT01">
              <text:p text:style-name="a2" text:class-names="" text:cond-style-name="">pN(n)</text:p>
            </chart:title>
          </chart:axis>
          <chart:axis chart:dimension="x" chart:name="secondary-X" chart:style-name="Axs2">
            <chart:categories table:cell-range-address="local-table.$C$2:.$C$102"/>
          </chart:axis>
          <chart:axis chart:dimension="y" chart:name="secondary-y" chart:style-name="Axs3"/>
          <chart:series chart:label-cell-address="local-table.$D$1" chart:values-cell-range-address="local-table.$D$2:.$D$102" chart:class="chart:bar" chart:attached-axis="primary-y" chart:style-name="G0S0">
            <chart:data-point chart:repeated="101"/>
          </chart:series>
          <chart:series chart:label-cell-address="local-table.$E$1" chart:values-cell-range-address="local-table.$E$2:.$E$102" chart:class="chart:line" chart:attached-axis="primary-y" chart:style-name="G1S0">
            <chart:data-point chart:repeated="101"/>
          </chart:series>
          <chart:series chart:label-cell-address="local-table.$F$1" chart:values-cell-range-address="local-table.$F$2:.$F$102" chart:class="chart:line" chart:attached-axis="secondary-y" chart:style-name="G2S0">
            <chart:data-point chart:repeated="101"/>
          </chart:series>
          <chart:wall chart:style-name="Wal0"/>
        </chart:plot-area>
        <table:table table:name="local-table">
          <table:table-header-columns>
            <table:table-column/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Histograma</text:p>
              </table:table-cell>
              <table:table-cell office:value-type="string">
                <text:p>Função Densidade de Probabilidade</text:p>
              </table:table-cell>
              <table:table-cell office:value-type="string">
                <text:p>Função Distribuição Probabilidade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.642502272694855E-10"/>
            <table:table-cell office:value-type="float" office:value="2.0522634252189383E-10"/>
          </table:table-row>
          <table:table-row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.5596362228710267E-10"/>
            <table:table-cell office:value-type="float" office:value="2.0522634252189383E-10"/>
          </table:table-row>
          <table:table-row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0"/>
            <table:table-cell office:value-type="float" office:value="7.5948535622791076E-10"/>
            <table:table-cell office:value-type="float" office:value="2.0522634252189383E-10"/>
          </table:table-row>
          <table:table-row>
            <table:table-cell office:value-type="float" office:value="3"/>
            <table:table-cell office:value-type="float" office:value="3"/>
            <table:table-cell office:value-type="float" office:value="3"/>
            <table:table-cell office:value-type="float" office:value="0"/>
            <table:table-cell office:value-type="float" office:value="1.5953182754420551E-9"/>
            <table:table-cell office:value-type="float" office:value="2.0522634252189383E-1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0"/>
            <table:table-cell office:value-type="float" office:value="3.2990540044632169E-9"/>
            <table:table-cell office:value-type="float" office:value="2.0522634252189383E-10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5"/>
            <table:table-cell office:value-type="float" office:value="0"/>
            <table:table-cell office:value-type="float" office:value="6.7165408132114375E-9"/>
            <table:table-cell office:value-type="float" office:value="2.0522634252189383E-10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  <table:table-cell office:value-type="float" office:value="0"/>
            <table:table-cell office:value-type="float" office:value="1.3462200053179095E-8"/>
            <table:table-cell office:value-type="float" office:value="2.0522634252189383E-10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7"/>
            <table:table-cell office:value-type="float" office:value="0"/>
            <table:table-cell office:value-type="float" office:value="2.6564434228878601E-8"/>
            <table:table-cell office:value-type="float" office:value="2.0522634252189383E-10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8"/>
            <table:table-cell office:value-type="float" office:value="0"/>
            <table:table-cell office:value-type="float" office:value="5.160588735787498E-8"/>
            <table:table-cell office:value-type="float" office:value="2.0522634252189383E-1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9"/>
            <table:table-cell office:value-type="float" office:value="0"/>
            <table:table-cell office:value-type="float" office:value="9.869884675867493E-8"/>
            <table:table-cell office:value-type="float" office:value="2.0522634252189383E-1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0"/>
            <table:table-cell office:value-type="float" office:value="1.8583993934178721E-7"/>
            <table:table-cell office:value-type="float" office:value="2.0522634252189383E-1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1"/>
            <table:table-cell office:value-type="float" office:value="0"/>
            <table:table-cell office:value-type="float" office:value="3.4449282469374652E-7"/>
            <table:table-cell office:value-type="float" office:value="2.0522634252189383E-1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12"/>
            <table:table-cell office:value-type="float" office:value="0"/>
            <table:table-cell office:value-type="float" office:value="6.2868841107405567E-7"/>
            <table:table-cell office:value-type="float" office:value="2.0522634252189383E-10"/>
          </table:table-row>
          <table:table-row>
            <table:table-cell office:value-type="float" office:value="13"/>
            <table:table-cell/>
            <table:table-cell/>
            <table:table-cell office:value-type="float" office:value="0"/>
            <table:table-cell office:value-type="float" office:value="1.1295484861314217E-6"/>
            <table:table-cell office:value-type="float" office:value="2.0522634252189383E-10"/>
          </table:table-row>
          <table:table-row>
            <table:table-cell office:value-type="float" office:value="14"/>
            <table:table-cell/>
            <table:table-cell/>
            <table:table-cell office:value-type="float" office:value="0"/>
            <table:table-cell office:value-type="float" office:value="1.9979676383631843E-6"/>
            <table:table-cell office:value-type="float" office:value="2.0522634252189383E-10"/>
          </table:table-row>
          <table:table-row>
            <table:table-cell office:value-type="float" office:value="15"/>
            <table:table-cell/>
            <table:table-cell/>
            <table:table-cell office:value-type="float" office:value="0"/>
            <table:table-cell office:value-type="float" office:value="3.4792542786518599E-6"/>
            <table:table-cell office:value-type="float" office:value="2.0522634252189383E-10"/>
          </table:table-row>
          <table:table-row>
            <table:table-cell office:value-type="float" office:value="16"/>
            <table:table-cell/>
            <table:table-cell/>
            <table:table-cell office:value-type="float" office:value="0"/>
            <table:table-cell office:value-type="float" office:value="5.964829567650619E-6"/>
            <table:table-cell office:value-type="float" office:value="2.0522634252189383E-10"/>
          </table:table-row>
          <table:table-row>
            <table:table-cell office:value-type="float" office:value="17"/>
            <table:table-cell/>
            <table:table-cell/>
            <table:table-cell office:value-type="float" office:value="0"/>
            <table:table-cell office:value-type="float" office:value="1.0067556069449268E-5"/>
            <table:table-cell office:value-type="float" office:value="2.0522634252189383E-10"/>
          </table:table-row>
          <table:table-row>
            <table:table-cell office:value-type="float" office:value="18"/>
            <table:table-cell/>
            <table:table-cell/>
            <table:table-cell office:value-type="float" office:value="0"/>
            <table:table-cell office:value-type="float" office:value="1.6728778220610671E-5"/>
            <table:table-cell office:value-type="float" office:value="2.0522634252189383E-10"/>
          </table:table-row>
          <table:table-row>
            <table:table-cell office:value-type="float" office:value="19"/>
            <table:table-cell/>
            <table:table-cell/>
            <table:table-cell office:value-type="float" office:value="0"/>
            <table:table-cell office:value-type="float" office:value="2.7366454720576512E-5"/>
            <table:table-cell office:value-type="float" office:value="2.0522634252189383E-10"/>
          </table:table-row>
          <table:table-row>
            <table:table-cell office:value-type="float" office:value="20"/>
            <table:table-cell/>
            <table:table-cell/>
            <table:table-cell office:value-type="float" office:value="0"/>
            <table:table-cell office:value-type="float" office:value="4.4074460295930676E-5"/>
            <table:table-cell office:value-type="float" office:value="2.0522634252189383E-10"/>
          </table:table-row>
          <table:table-row>
            <table:table-cell office:value-type="float" office:value="21"/>
            <table:table-cell/>
            <table:table-cell/>
            <table:table-cell office:value-type="float" office:value="0"/>
            <table:table-cell office:value-type="float" office:value="6.9882690279020608E-5"/>
            <table:table-cell office:value-type="float" office:value="2.0522634252189383E-10"/>
          </table:table-row>
          <table:table-row>
            <table:table-cell office:value-type="float" office:value="22"/>
            <table:table-cell/>
            <table:table-cell/>
            <table:table-cell office:value-type="float" office:value="0"/>
            <table:table-cell office:value-type="float" office:value="1.0908533688072002E-4"/>
            <table:table-cell office:value-type="float" office:value="2.0522634252189383E-10"/>
          </table:table-row>
          <table:table-row>
            <table:table-cell office:value-type="float" office:value="23"/>
            <table:table-cell/>
            <table:table-cell/>
            <table:table-cell office:value-type="float" office:value="0"/>
            <table:table-cell office:value-type="float" office:value="1.6763985918629722E-4"/>
            <table:table-cell office:value-type="float" office:value="2.0522634252189383E-10"/>
          </table:table-row>
          <table:table-row>
            <table:table-cell office:value-type="float" office:value="24"/>
            <table:table-cell/>
            <table:table-cell/>
            <table:table-cell office:value-type="float" office:value="0"/>
            <table:table-cell office:value-type="float" office:value="2.5363100716247101E-4"/>
            <table:table-cell office:value-type="float" office:value="2.0522634252189383E-10"/>
          </table:table-row>
          <table:table-row>
            <table:table-cell office:value-type="float" office:value="25"/>
            <table:table-cell/>
            <table:table-cell/>
            <table:table-cell office:value-type="float" office:value="2E-3"/>
            <table:table-cell office:value-type="float" office:value="3.7778225439984452E-4"/>
            <table:table-cell office:value-type="float" office:value="9.8658764503769437E-10"/>
          </table:table-row>
          <table:table-row>
            <table:table-cell office:value-type="float" office:value="26"/>
            <table:table-cell/>
            <table:table-cell/>
            <table:table-cell office:value-type="float" office:value="0"/>
            <table:table-cell office:value-type="float" office:value="5.5398105149225094E-4"/>
            <table:table-cell office:value-type="float" office:value="9.8658764503769437E-10"/>
          </table:table-row>
          <table:table-row>
            <table:table-cell office:value-type="float" office:value="27"/>
            <table:table-cell/>
            <table:table-cell/>
            <table:table-cell office:value-type="float" office:value="1E-3"/>
            <table:table-cell office:value-type="float" office:value="7.9976503884044456E-4"/>
            <table:table-cell office:value-type="float" office:value="2.1142167424408306E-9"/>
          </table:table-row>
          <table:table-row>
            <table:table-cell office:value-type="float" office:value="28"/>
            <table:table-cell/>
            <table:table-cell/>
            <table:table-cell office:value-type="float" office:value="3.0000000000000001E-3"/>
            <table:table-cell office:value-type="float" office:value="1.1366953126988816E-3"/>
            <table:table-cell office:value-type="float" office:value="1.8989562465887691E-8"/>
          </table:table-row>
          <table:table-row>
            <table:table-cell office:value-type="float" office:value="29"/>
            <table:table-cell/>
            <table:table-cell/>
            <table:table-cell office:value-type="float" office:value="2E-3"/>
            <table:table-cell office:value-type="float" office:value="1.5905226996039291E-3"/>
            <table:table-cell office:value-type="float" office:value="7.6049605164887013E-8"/>
          </table:table-row>
          <table:table-row>
            <table:table-cell office:value-type="float" office:value="30"/>
            <table:table-cell/>
            <table:table-cell/>
            <table:table-cell office:value-type="float" office:value="4.0000000000000001E-3"/>
            <table:table-cell office:value-type="float" office:value="2.1910375616960675E-3"/>
            <table:table-cell office:value-type="float" office:value="1.0170832425687034E-6"/>
          </table:table-row>
          <table:table-row>
            <table:table-cell office:value-type="float" office:value="31"/>
            <table:table-cell/>
            <table:table-cell/>
            <table:table-cell office:value-type="float" office:value="3.0000000000000001E-3"/>
            <table:table-cell office:value-type="float" office:value="2.9714876037392258E-3"/>
            <table:table-cell office:value-type="float" office:value="6.0716239113305974E-6"/>
          </table:table-row>
          <table:table-row>
            <table:table-cell office:value-type="float" office:value="32"/>
            <table:table-cell/>
            <table:table-cell/>
            <table:table-cell office:value-type="float" office:value="3.0000000000000001E-3"/>
            <table:table-cell office:value-type="float" office:value="3.9674564794584272E-3"/>
            <table:table-cell office:value-type="float" office:value="3.1671241833119857E-5"/>
          </table:table-row>
          <table:table-row>
            <table:table-cell office:value-type="float" office:value="33"/>
            <table:table-cell/>
            <table:table-cell/>
            <table:table-cell office:value-type="float" office:value="8.0000000000000002E-3"/>
            <table:table-cell office:value-type="float" office:value="5.2151231570423265E-3"/>
            <table:table-cell office:value-type="float" office:value="1.3498980316300933E-3"/>
          </table:table-row>
          <table:table-row>
            <table:table-cell office:value-type="float" office:value="34"/>
            <table:table-cell/>
            <table:table-cell/>
            <table:table-cell office:value-type="float" office:value="8.0000000000000002E-3"/>
            <table:table-cell office:value-type="float" office:value="6.7488708141485079E-3"/>
            <table:table-cell office:value-type="float" office:value="2.2750131948179191E-2"/>
          </table:table-row>
          <table:table-row>
            <table:table-cell office:value-type="float" office:value="35"/>
            <table:table-cell/>
            <table:table-cell/>
            <table:table-cell office:value-type="float" office:value="1.0999999999999999E-2"/>
            <table:table-cell office:value-type="float" office:value="8.5982844783364879E-3"/>
            <table:table-cell office:value-type="float" office:value="0.26598552904870049"/>
          </table:table-row>
          <table:table-row>
            <table:table-cell office:value-type="float" office:value="36"/>
            <table:table-cell/>
            <table:table-cell/>
            <table:table-cell office:value-type="float" office:value="1.2999999999999999E-2"/>
            <table:table-cell office:value-type="float" office:value="1.0784664853313941E-2"/>
            <table:table-cell office:value-type="float" office:value="0.84134474606854304"/>
          </table:table-row>
          <table:table-row>
            <table:table-cell office:value-type="float" office:value="37"/>
            <table:table-cell/>
            <table:table-cell/>
            <table:table-cell office:value-type="float" office:value="7.0000000000000001E-3"/>
            <table:table-cell office:value-type="float" office:value="1.3317283516323134E-2"/>
            <table:table-cell office:value-type="float" office:value="0.96960363823473861"/>
          </table:table-row>
          <table:table-row>
            <table:table-cell office:value-type="float" office:value="38"/>
            <table:table-cell/>
            <table:table-cell/>
            <table:table-cell office:value-type="float" office:value="1.6E-2"/>
            <table:table-cell office:value-type="float" office:value="1.6189699458236468E-2"/>
            <table:table-cell office:value-type="float" office:value="0.99994668765024886"/>
          </table:table-row>
          <table:table-row>
            <table:table-cell office:value-type="float" office:value="39"/>
            <table:table-cell/>
            <table:table-cell/>
            <table:table-cell office:value-type="float" office:value="1.0999999999999999E-2"/>
            <table:table-cell office:value-type="float" office:value="1.9376533182286652E-2"/>
            <table:table-cell office:value-type="float" office:value="0.99999992395039483"/>
          </table:table-row>
          <table:table-row>
            <table:table-cell office:value-type="float" office:value="40"/>
            <table:table-cell/>
            <table:table-cell/>
            <table:table-cell office:value-type="float" office:value="1.7000000000000001E-2"/>
            <table:table-cell office:value-type="float" office:value="2.2831135673627739E-2"/>
            <table:table-cell office:value-type="float" office:value="0.99999999999991784"/>
          </table:table-row>
          <table:table-row>
            <table:table-cell office:value-type="float" office:value="41"/>
            <table:table-cell/>
            <table:table-cell/>
            <table:table-cell office:value-type="float" office:value="3.2000000000000001E-2"/>
            <table:table-cell office:value-type="float" office:value="2.6484580721962435E-2"/>
            <table:table-cell office:value-type="float" office:value="1"/>
          </table:table-row>
          <table:table-row>
            <table:table-cell office:value-type="float" office:value="42"/>
            <table:table-cell/>
            <table:table-cell/>
            <table:table-cell office:value-type="float" office:value="3.6999999999999998E-2"/>
            <table:table-cell office:value-type="float" office:value="3.0246340564892921E-2"/>
            <table:table-cell office:value-type="float" office:value="1"/>
          </table:table-row>
          <table:table-row>
            <table:table-cell office:value-type="float" office:value="43"/>
            <table:table-cell/>
            <table:table-cell/>
            <table:table-cell office:value-type="float" office:value="3.2000000000000001E-2"/>
            <table:table-cell office:value-type="float" office:value="3.400687479731794E-2"/>
            <table:table-cell office:value-type="float" office:value="1"/>
          </table:table-row>
          <table:table-row>
            <table:table-cell office:value-type="float" office:value="44"/>
            <table:table-cell/>
            <table:table-cell/>
            <table:table-cell office:value-type="float" office:value="3.9E-2"/>
            <table:table-cell office:value-type="float" office:value="3.7642179019350554E-2"/>
            <table:table-cell office:value-type="float" office:value="1"/>
          </table:table-row>
          <table:table-row>
            <table:table-cell office:value-type="float" office:value="45"/>
            <table:table-cell/>
            <table:table-cell/>
            <table:table-cell office:value-type="float" office:value="3.6999999999999998E-2"/>
            <table:table-cell office:value-type="float" office:value="4.1020121068796885E-2"/>
            <table:table-cell office:value-type="float" office:value="1"/>
          </table:table-row>
          <table:table-row>
            <table:table-cell office:value-type="float" office:value="46"/>
            <table:table-cell/>
            <table:table-cell/>
            <table:table-cell office:value-type="float" office:value="3.7999999999999999E-2"/>
            <table:table-cell office:value-type="float" office:value="4.4008165845537441E-2"/>
            <table:table-cell office:value-type="float" office:value="1"/>
          </table:table-row>
          <table:table-row>
            <table:table-cell office:value-type="float" office:value="47"/>
            <table:table-cell/>
            <table:table-cell/>
            <table:table-cell office:value-type="float" office:value="4.2999999999999997E-2"/>
            <table:table-cell office:value-type="float" office:value="4.6481886733721119E-2"/>
            <table:table-cell office:value-type="float" office:value="1"/>
          </table:table-row>
          <table:table-row>
            <table:table-cell office:value-type="float" office:value="48"/>
            <table:table-cell/>
            <table:table-cell/>
            <table:table-cell office:value-type="float" office:value="5.7000000000000002E-2"/>
            <table:table-cell office:value-type="float" office:value="4.8333514600356155E-2"/>
            <table:table-cell office:value-type="float" office:value="1"/>
          </table:table-row>
          <table:table-row>
            <table:table-cell office:value-type="float" office:value="49"/>
            <table:table-cell/>
            <table:table-cell/>
            <table:table-cell office:value-type="float" office:value="0.05"/>
            <table:table-cell office:value-type="float" office:value="4.947971086809369E-2"/>
            <table:table-cell office:value-type="float" office:value="1"/>
          </table:table-row>
          <table:table-row>
            <table:table-cell office:value-type="float" office:value="50"/>
            <table:table-cell/>
            <table:table-cell/>
            <table:table-cell office:value-type="float" office:value="4.2000000000000003E-2"/>
            <table:table-cell office:value-type="float" office:value="4.9867785050179088E-2"/>
            <table:table-cell office:value-type="float" office:value="1"/>
          </table:table-row>
          <table:table-row>
            <table:table-cell office:value-type="float" office:value="51"/>
            <table:table-cell/>
            <table:table-cell/>
            <table:table-cell office:value-type="float" office:value="4.8000000000000001E-2"/>
            <table:table-cell office:value-type="float" office:value="4.947971086809369E-2"/>
            <table:table-cell office:value-type="float" office:value="1"/>
          </table:table-row>
          <table:table-row>
            <table:table-cell office:value-type="float" office:value="52"/>
            <table:table-cell/>
            <table:table-cell/>
            <table:table-cell office:value-type="float" office:value="4.1000000000000002E-2"/>
            <table:table-cell office:value-type="float" office:value="4.8333514600356155E-2"/>
            <table:table-cell office:value-type="float" office:value="1"/>
          </table:table-row>
          <table:table-row>
            <table:table-cell office:value-type="float" office:value="53"/>
            <table:table-cell/>
            <table:table-cell/>
            <table:table-cell office:value-type="float" office:value="4.9000000000000002E-2"/>
            <table:table-cell office:value-type="float" office:value="4.6481886733721119E-2"/>
            <table:table-cell office:value-type="float" office:value="1"/>
          </table:table-row>
          <table:table-row>
            <table:table-cell office:value-type="float" office:value="54"/>
            <table:table-cell/>
            <table:table-cell/>
            <table:table-cell office:value-type="float" office:value="5.1999999999999998E-2"/>
            <table:table-cell office:value-type="float" office:value="4.4008165845537441E-2"/>
            <table:table-cell office:value-type="float" office:value="1"/>
          </table:table-row>
          <table:table-row>
            <table:table-cell office:value-type="float" office:value="55"/>
            <table:table-cell/>
            <table:table-cell/>
            <table:table-cell office:value-type="float" office:value="4.2000000000000003E-2"/>
            <table:table-cell office:value-type="float" office:value="4.1020121068796885E-2"/>
            <table:table-cell office:value-type="float" office:value="1"/>
          </table:table-row>
          <table:table-row>
            <table:table-cell office:value-type="float" office:value="56"/>
            <table:table-cell/>
            <table:table-cell/>
            <table:table-cell office:value-type="float" office:value="3.6999999999999998E-2"/>
            <table:table-cell office:value-type="float" office:value="3.7642179019350554E-2"/>
            <table:table-cell office:value-type="float" office:value="1"/>
          </table:table-row>
          <table:table-row>
            <table:table-cell office:value-type="float" office:value="57"/>
            <table:table-cell/>
            <table:table-cell/>
            <table:table-cell office:value-type="float" office:value="4.8000000000000001E-2"/>
            <table:table-cell office:value-type="float" office:value="3.400687479731794E-2"/>
            <table:table-cell office:value-type="float" office:value="1"/>
          </table:table-row>
          <table:table-row>
            <table:table-cell office:value-type="float" office:value="58"/>
            <table:table-cell/>
            <table:table-cell/>
            <table:table-cell office:value-type="float" office:value="2.9000000000000001E-2"/>
            <table:table-cell office:value-type="float" office:value="3.0246340564892921E-2"/>
            <table:table-cell office:value-type="float" office:value="1"/>
          </table:table-row>
          <table:table-row>
            <table:table-cell office:value-type="float" office:value="59"/>
            <table:table-cell/>
            <table:table-cell/>
            <table:table-cell office:value-type="float" office:value="2.4E-2"/>
            <table:table-cell office:value-type="float" office:value="2.6484580721962435E-2"/>
            <table:table-cell office:value-type="float" office:value="1"/>
          </table:table-row>
          <table:table-row>
            <table:table-cell office:value-type="float" office:value="60"/>
            <table:table-cell/>
            <table:table-cell/>
            <table:table-cell office:value-type="float" office:value="2.8000000000000001E-2"/>
            <table:table-cell office:value-type="float" office:value="2.2831135673627739E-2"/>
            <table:table-cell office:value-type="float" office:value="1"/>
          </table:table-row>
          <table:table-row>
            <table:table-cell office:value-type="float" office:value="61"/>
            <table:table-cell/>
            <table:table-cell/>
            <table:table-cell office:value-type="float" office:value="1.6E-2"/>
            <table:table-cell office:value-type="float" office:value="1.9376533182286652E-2"/>
            <table:table-cell office:value-type="float" office:value="1"/>
          </table:table-row>
          <table:table-row>
            <table:table-cell office:value-type="float" office:value="62"/>
            <table:table-cell/>
            <table:table-cell/>
            <table:table-cell office:value-type="float" office:value="1.7000000000000001E-2"/>
            <table:table-cell office:value-type="float" office:value="1.6189699458236468E-2"/>
            <table:table-cell office:value-type="float" office:value="1"/>
          </table:table-row>
          <table:table-row>
            <table:table-cell office:value-type="float" office:value="63"/>
            <table:table-cell/>
            <table:table-cell/>
            <table:table-cell office:value-type="float" office:value="1.2999999999999999E-2"/>
            <table:table-cell office:value-type="float" office:value="1.3317283516323134E-2"/>
            <table:table-cell office:value-type="float" office:value="1"/>
          </table:table-row>
          <table:table-row>
            <table:table-cell office:value-type="float" office:value="64"/>
            <table:table-cell/>
            <table:table-cell/>
            <table:table-cell office:value-type="float" office:value="8.9999999999999993E-3"/>
            <table:table-cell office:value-type="float" office:value="1.0784664853313941E-2"/>
            <table:table-cell office:value-type="float" office:value="1"/>
          </table:table-row>
          <table:table-row>
            <table:table-cell office:value-type="float" office:value="65"/>
            <table:table-cell/>
            <table:table-cell/>
            <table:table-cell office:value-type="float" office:value="7.0000000000000001E-3"/>
            <table:table-cell office:value-type="float" office:value="8.5982844783364879E-3"/>
            <table:table-cell office:value-type="float" office:value="1"/>
          </table:table-row>
          <table:table-row>
            <table:table-cell office:value-type="float" office:value="66"/>
            <table:table-cell/>
            <table:table-cell/>
            <table:table-cell office:value-type="float" office:value="4.0000000000000001E-3"/>
            <table:table-cell office:value-type="float" office:value="6.7488708141485079E-3"/>
            <table:table-cell office:value-type="float" office:value="1"/>
          </table:table-row>
          <table:table-row>
            <table:table-cell office:value-type="float" office:value="67"/>
            <table:table-cell/>
            <table:table-cell/>
            <table:table-cell office:value-type="float" office:value="3.0000000000000001E-3"/>
            <table:table-cell office:value-type="float" office:value="5.2151231570423265E-3"/>
            <table:table-cell office:value-type="float" office:value="1"/>
          </table:table-row>
          <table:table-row>
            <table:table-cell office:value-type="float" office:value="68"/>
            <table:table-cell/>
            <table:table-cell/>
            <table:table-cell office:value-type="float" office:value="5.0000000000000001E-3"/>
            <table:table-cell office:value-type="float" office:value="3.9674564794584272E-3"/>
            <table:table-cell office:value-type="float" office:value="1"/>
          </table:table-row>
          <table:table-row>
            <table:table-cell office:value-type="float" office:value="69"/>
            <table:table-cell/>
            <table:table-cell/>
            <table:table-cell office:value-type="float" office:value="1E-3"/>
            <table:table-cell office:value-type="float" office:value="2.9714876037392258E-3"/>
            <table:table-cell office:value-type="float" office:value="1"/>
          </table:table-row>
          <table:table-row>
            <table:table-cell office:value-type="float" office:value="70"/>
            <table:table-cell/>
            <table:table-cell/>
            <table:table-cell office:value-type="float" office:value="2E-3"/>
            <table:table-cell office:value-type="float" office:value="2.1910375616960675E-3"/>
            <table:table-cell office:value-type="float" office:value="1"/>
          </table:table-row>
          <table:table-row>
            <table:table-cell office:value-type="float" office:value="71"/>
            <table:table-cell/>
            <table:table-cell/>
            <table:table-cell office:value-type="float" office:value="5.0000000000000001E-3"/>
            <table:table-cell office:value-type="float" office:value="1.5905226996039291E-3"/>
            <table:table-cell office:value-type="float" office:value="1"/>
          </table:table-row>
          <table:table-row>
            <table:table-cell office:value-type="float" office:value="72"/>
            <table:table-cell/>
            <table:table-cell/>
            <table:table-cell office:value-type="float" office:value="2E-3"/>
            <table:table-cell office:value-type="float" office:value="1.1366953126988816E-3"/>
            <table:table-cell office:value-type="float" office:value="1"/>
          </table:table-row>
          <table:table-row>
            <table:table-cell office:value-type="float" office:value="73"/>
            <table:table-cell/>
            <table:table-cell/>
            <table:table-cell office:value-type="float" office:value="1E-3"/>
            <table:table-cell office:value-type="float" office:value="7.9976503884044456E-4"/>
            <table:table-cell office:value-type="float" office:value="1"/>
          </table:table-row>
          <table:table-row>
            <table:table-cell office:value-type="float" office:value="74"/>
            <table:table-cell/>
            <table:table-cell/>
            <table:table-cell office:value-type="float" office:value="0"/>
            <table:table-cell office:value-type="float" office:value="5.5398105149225094E-4"/>
            <table:table-cell office:value-type="float" office:value="1"/>
          </table:table-row>
          <table:table-row>
            <table:table-cell office:value-type="float" office:value="75"/>
            <table:table-cell/>
            <table:table-cell/>
            <table:table-cell office:value-type="float" office:value="0"/>
            <table:table-cell office:value-type="float" office:value="3.7778225439984452E-4"/>
            <table:table-cell office:value-type="float" office:value="1"/>
          </table:table-row>
          <table:table-row>
            <table:table-cell office:value-type="float" office:value="76"/>
            <table:table-cell/>
            <table:table-cell/>
            <table:table-cell office:value-type="float" office:value="1E-3"/>
            <table:table-cell office:value-type="float" office:value="2.5363100716247101E-4"/>
            <table:table-cell office:value-type="float" office:value="1"/>
          </table:table-row>
          <table:table-row>
            <table:table-cell office:value-type="float" office:value="77"/>
            <table:table-cell/>
            <table:table-cell/>
            <table:table-cell office:value-type="float" office:value="0"/>
            <table:table-cell office:value-type="float" office:value="1.6763985918629722E-4"/>
            <table:table-cell office:value-type="float" office:value="1"/>
          </table:table-row>
          <table:table-row>
            <table:table-cell office:value-type="float" office:value="78"/>
            <table:table-cell/>
            <table:table-cell/>
            <table:table-cell office:value-type="float" office:value="0"/>
            <table:table-cell office:value-type="float" office:value="1.0908533688072002E-4"/>
            <table:table-cell office:value-type="float" office:value="1"/>
          </table:table-row>
          <table:table-row>
            <table:table-cell office:value-type="float" office:value="79"/>
            <table:table-cell/>
            <table:table-cell/>
            <table:table-cell office:value-type="float" office:value="0"/>
            <table:table-cell office:value-type="float" office:value="6.9882690279020608E-5"/>
            <table:table-cell office:value-type="float" office:value="1"/>
          </table:table-row>
          <table:table-row>
            <table:table-cell office:value-type="float" office:value="80"/>
            <table:table-cell/>
            <table:table-cell/>
            <table:table-cell office:value-type="float" office:value="0"/>
            <table:table-cell office:value-type="float" office:value="4.4074460295930676E-5"/>
            <table:table-cell office:value-type="float" office:value="1"/>
          </table:table-row>
          <table:table-row>
            <table:table-cell office:value-type="float" office:value="81"/>
            <table:table-cell/>
            <table:table-cell/>
            <table:table-cell office:value-type="float" office:value="0"/>
            <table:table-cell office:value-type="float" office:value="2.7366454720576512E-5"/>
            <table:table-cell office:value-type="float" office:value="1"/>
          </table:table-row>
          <table:table-row>
            <table:table-cell office:value-type="float" office:value="82"/>
            <table:table-cell/>
            <table:table-cell/>
            <table:table-cell office:value-type="float" office:value="0"/>
            <table:table-cell office:value-type="float" office:value="1.6728778220610671E-5"/>
            <table:table-cell office:value-type="float" office:value="1"/>
          </table:table-row>
          <table:table-row>
            <table:table-cell office:value-type="float" office:value="83"/>
            <table:table-cell/>
            <table:table-cell/>
            <table:table-cell office:value-type="float" office:value="0"/>
            <table:table-cell office:value-type="float" office:value="1.0067556069449268E-5"/>
            <table:table-cell office:value-type="float" office:value="1"/>
          </table:table-row>
          <table:table-row>
            <table:table-cell office:value-type="float" office:value="84"/>
            <table:table-cell/>
            <table:table-cell/>
            <table:table-cell office:value-type="float" office:value="0"/>
            <table:table-cell office:value-type="float" office:value="5.964829567650619E-6"/>
            <table:table-cell office:value-type="float" office:value="1"/>
          </table:table-row>
          <table:table-row>
            <table:table-cell office:value-type="float" office:value="85"/>
            <table:table-cell/>
            <table:table-cell/>
            <table:table-cell office:value-type="float" office:value="0"/>
            <table:table-cell office:value-type="float" office:value="3.4792542786518599E-6"/>
            <table:table-cell office:value-type="float" office:value="1"/>
          </table:table-row>
          <table:table-row>
            <table:table-cell office:value-type="float" office:value="86"/>
            <table:table-cell/>
            <table:table-cell/>
            <table:table-cell office:value-type="float" office:value="0"/>
            <table:table-cell office:value-type="float" office:value="1.9979676383631843E-6"/>
            <table:table-cell office:value-type="float" office:value="1"/>
          </table:table-row>
          <table:table-row>
            <table:table-cell office:value-type="float" office:value="87"/>
            <table:table-cell/>
            <table:table-cell/>
            <table:table-cell office:value-type="float" office:value="0"/>
            <table:table-cell office:value-type="float" office:value="1.1295484861314217E-6"/>
            <table:table-cell office:value-type="float" office:value="1"/>
          </table:table-row>
          <table:table-row>
            <table:table-cell office:value-type="float" office:value="88"/>
            <table:table-cell/>
            <table:table-cell/>
            <table:table-cell office:value-type="float" office:value="0"/>
            <table:table-cell office:value-type="float" office:value="6.2868841107405567E-7"/>
            <table:table-cell office:value-type="float" office:value="1"/>
          </table:table-row>
          <table:table-row>
            <table:table-cell office:value-type="float" office:value="89"/>
            <table:table-cell/>
            <table:table-cell/>
            <table:table-cell office:value-type="float" office:value="0"/>
            <table:table-cell office:value-type="float" office:value="3.4449282469374652E-7"/>
            <table:table-cell office:value-type="float" office:value="1"/>
          </table:table-row>
          <table:table-row>
            <table:table-cell office:value-type="float" office:value="90"/>
            <table:table-cell/>
            <table:table-cell/>
            <table:table-cell office:value-type="float" office:value="0"/>
            <table:table-cell office:value-type="float" office:value="1.8583993934178721E-7"/>
            <table:table-cell office:value-type="float" office:value="1"/>
          </table:table-row>
          <table:table-row>
            <table:table-cell office:value-type="float" office:value="91"/>
            <table:table-cell/>
            <table:table-cell/>
            <table:table-cell office:value-type="float" office:value="0"/>
            <table:table-cell office:value-type="float" office:value="9.869884675867493E-8"/>
            <table:table-cell office:value-type="float" office:value="1"/>
          </table:table-row>
          <table:table-row>
            <table:table-cell office:value-type="float" office:value="92"/>
            <table:table-cell/>
            <table:table-cell/>
            <table:table-cell office:value-type="float" office:value="0"/>
            <table:table-cell office:value-type="float" office:value="5.160588735787498E-8"/>
            <table:table-cell office:value-type="float" office:value="1"/>
          </table:table-row>
          <table:table-row>
            <table:table-cell office:value-type="float" office:value="93"/>
            <table:table-cell/>
            <table:table-cell/>
            <table:table-cell office:value-type="float" office:value="0"/>
            <table:table-cell office:value-type="float" office:value="2.6564434228878601E-8"/>
            <table:table-cell office:value-type="float" office:value="1"/>
          </table:table-row>
          <table:table-row>
            <table:table-cell office:value-type="float" office:value="94"/>
            <table:table-cell/>
            <table:table-cell/>
            <table:table-cell office:value-type="float" office:value="0"/>
            <table:table-cell office:value-type="float" office:value="1.3462200053179095E-8"/>
            <table:table-cell office:value-type="float" office:value="1"/>
          </table:table-row>
          <table:table-row>
            <table:table-cell office:value-type="float" office:value="95"/>
            <table:table-cell/>
            <table:table-cell/>
            <table:table-cell office:value-type="float" office:value="0"/>
            <table:table-cell office:value-type="float" office:value="6.7165408132114375E-9"/>
            <table:table-cell office:value-type="float" office:value="1"/>
          </table:table-row>
          <table:table-row>
            <table:table-cell office:value-type="float" office:value="96"/>
            <table:table-cell/>
            <table:table-cell/>
            <table:table-cell office:value-type="float" office:value="0"/>
            <table:table-cell office:value-type="float" office:value="3.2990540044632169E-9"/>
            <table:table-cell office:value-type="float" office:value="1"/>
          </table:table-row>
          <table:table-row>
            <table:table-cell office:value-type="float" office:value="97"/>
            <table:table-cell/>
            <table:table-cell/>
            <table:table-cell office:value-type="float" office:value="0"/>
            <table:table-cell office:value-type="float" office:value="1.5953182754420551E-9"/>
            <table:table-cell office:value-type="float" office:value="1"/>
          </table:table-row>
          <table:table-row>
            <table:table-cell office:value-type="float" office:value="98"/>
            <table:table-cell/>
            <table:table-cell/>
            <table:table-cell office:value-type="float" office:value="0"/>
            <table:table-cell office:value-type="float" office:value="7.5948535622791076E-10"/>
            <table:table-cell office:value-type="float" office:value="1"/>
          </table:table-row>
          <table:table-row>
            <table:table-cell office:value-type="float" office:value="99"/>
            <table:table-cell/>
            <table:table-cell/>
            <table:table-cell office:value-type="float" office:value="0"/>
            <table:table-cell office:value-type="float" office:value="3.5596362228710267E-10"/>
            <table:table-cell office:value-type="float" office:value="1"/>
          </table:table-row>
          <table:table-row>
            <table:table-cell office:value-type="float" office:value="100"/>
            <table:table-cell/>
            <table:table-cell/>
            <table:table-cell office:value-type="float" office:value="0"/>
            <table:table-cell office:value-type="float" office:value="1.642502272694855E-10"/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rac>
    <mml:mrow>
      <mml:mn>1</mml:mn>
    </mml:mrow>
    <mml:mrow>
      <mml:mn>4</mml:mn>
    </mml:mrow>
  </mml:mfrac>
</mml:math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</office:automatic-styles>
  <office:body>
    <office:chart>
      <chart:chart chart:class="chart:bar" svg:height="239.5pt" svg:width="425.2pt" chart:style-name="Crt0">
        <chart:title svg:x="129.2127559055118pt" svg:y="7.62740157480315pt" chart:style-name="CT00">
          <text:p text:style-name="a0" text:class-names="" text:cond-style-name="">Análise da VA N para 1000 amostras com intervalos de 1</text:p>
        </chart:title>
        <chart:plot-area svg:x="1.72503937007874pt" svg:y="26.31007874015748pt" svg:width="411.4551968503937pt" svg:height="194.9523622047244pt" chart:style-name="Plt0" chart:data-source-has-labels="both">
          <chart:axis chart:dimension="x" chart:name="primary-x" chart:style-name="Axs0">
            <chart:title svg:x="215.6049606299213pt" svg:y="218.906062992126pt" chart:style-name="AT00">
              <text:p text:style-name="a1" text:class-names="" text:cond-style-name="">n</text:p>
            </chart:title>
            <chart:categories table:cell-range-address="local-table.$A$2:.$A$5"/>
          </chart:axis>
          <chart:axis chart:dimension="y" chart:name="primary-y" chart:style-name="Axs1">
            <chart:title svg:x="14.95251968503937pt" svg:y="6.052125984251968pt" chart:style-name="AT01">
              <text:p text:style-name="a2" text:class-names="" text:cond-style-name="">pN(n)</text:p>
            </chart:title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1S0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1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Histograma</text:p>
              </table:table-cell>
              <table:table-cell office:value-type="string">
                <text:p>Distribuição</text:p>
              </table:table-cell>
              <table:table-cell office:value-type="string">
                <text:p>Densidad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0.23200000000000001"/>
            <table:table-cell office:value-type="float" office:value="0.25"/>
            <table:table-cell office:value-type="float" office:value="0.25"/>
          </table:table-row>
          <table:table-row>
            <table:table-cell office:value-type="float" office:value="2"/>
            <table:table-cell office:value-type="float" office:value="0.255"/>
            <table:table-cell office:value-type="float" office:value="0.25"/>
            <table:table-cell office:value-type="float" office:value="0.5"/>
          </table:table-row>
          <table:table-row>
            <table:table-cell office:value-type="float" office:value="3"/>
            <table:table-cell office:value-type="float" office:value="0.246"/>
            <table:table-cell office:value-type="float" office:value="0.25"/>
            <table:table-cell office:value-type="float" office:value="0.75"/>
          </table:table-row>
          <table:table-row>
            <table:table-cell office:value-type="float" office:value="4"/>
            <table:table-cell office:value-type="float" office:value="0.26700000000000002"/>
            <table:table-cell office:value-type="float" office:value="0.25"/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fenced separators="|">
        <mml:mrow>
          <mml:mn>1</mml:mn>
          <mml:mo>-</mml:mo>
          <mml:mi>p</mml:mi>
        </mml:mrow>
      </mml:mfenced>
    </mml:mrow>
    <mml:mrow>
      <mml:mn>1</mml:mn>
      <mml:mo>-</mml:mo>
      <mml:mi>x</mml:mi>
    </mml:mrow>
  </mml:msup>
  <mml:mo>.</mml:mo>
  <mml:mi>p</mml:mi>
</mml:math>
</file>

<file path=Object 15/content.xml><?xml version="1.0" encoding="utf-8"?>
<mml:math xmlns:mml="http://www.w3.org/1998/Math/MathML" xmlns:m="http://schemas.openxmlformats.org/officeDocument/2006/math">
  <mml:mi>p</mml:mi>
</mml:math>
</file>

<file path=Object 1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fenced separators="|">
        <mml:mrow>
          <mml:mn>1</mml:mn>
          <mml:mo>-</mml:mo>
          <mml:mn>0,65</mml:mn>
        </mml:mrow>
      </mml:mfenced>
    </mml:mrow>
    <mml:mrow>
      <mml:mn>1</mml:mn>
      <mml:mo>-</mml:mo>
      <mml:mi>x</mml:mi>
    </mml:mrow>
  </mml:msup>
  <mml:mo>.</mml:mo>
  <mml:mn>0,65</mml:mn>
</mml:math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2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2S0">
      <style:chart-properties chart:symbol-type="none" chart:connect-bars="false" chart:solid-type="cuboid" chart:stacked="false" chart:percentage="false"/>
      <style:graphic-properties draw:fill="none" draw:stroke="solid" svg:stroke-width="0.01389in" svg:stroke-color="#ff00ff" svg:stroke-opacity="100%" draw:stroke-linejoin="round" svg:stroke-linecap="round"/>
    </style:style>
  </office:automatic-styles>
  <office:body>
    <office:chart>
      <chart:chart chart:class="chart:bar" svg:height="184.5pt" svg:width="364.5pt" chart:style-name="Crt0">
        <chart:title svg:x="110.7667716535433pt" svg:y="5.875748031496063pt" chart:style-name="CT00">
          <text:p text:style-name="a0" text:class-names="" text:cond-style-name="">Análise da VA N para 1000 amostras com intervalos de 1</text:p>
        </chart:title>
        <chart:plot-area svg:x="0.0pt" svg:y="18.81330708661417pt" svg:width="364.5pt" svg:height="156.0318897637795pt" chart:style-name="Plt0" chart:data-source-has-labels="both">
          <chart:axis chart:dimension="x" chart:name="primary-x" chart:style-name="Axs0">
            <chart:title svg:x="184.8259842519685pt" svg:y="168.6353543307087pt" chart:style-name="AT00">
              <text:p text:style-name="a1" text:class-names="" text:cond-style-name="">n</text:p>
            </chart:title>
            <chart:categories table:cell-range-address="local-table.$A$2:.$A$9"/>
          </chart:axis>
          <chart:axis chart:dimension="y" chart:name="primary-y" chart:style-name="Axs1">
            <chart:title svg:x="12.81795275590551pt" svg:y="4.662283464566929pt" chart:style-name="AT01">
              <text:p text:style-name="a2" text:class-names="" text:cond-style-name="">pN(n)</text:p>
            </chart:title>
          </chart:axis>
          <chart:axis chart:dimension="x" chart:name="secondary-X" chart:style-name="Axs2">
            <chart:categories table:cell-range-address="local-table.$C$2:.$C$9"/>
          </chart:axis>
          <chart:axis chart:dimension="y" chart:name="secondary-y" chart:style-name="Axs3"/>
          <chart:series chart:label-cell-address="local-table.$D$1" chart:values-cell-range-address="local-table.$D$2:.$D$9" chart:class="chart:bar" chart:attached-axis="primary-y" chart:style-name="G0S0">
            <chart:data-point chart:repeated="8"/>
          </chart:series>
          <chart:series chart:label-cell-address="local-table.$E$1" chart:values-cell-range-address="local-table.$E$2:.$E$9" chart:class="chart:line" chart:attached-axis="primary-y" chart:style-name="G1S0">
            <chart:data-point chart:repeated="8"/>
          </chart:series>
          <chart:series chart:label-cell-address="local-table.$F$1" chart:values-cell-range-address="local-table.$F$2:.$F$9" chart:class="chart:line" chart:attached-axis="secondary-y" chart:style-name="G2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Histograma</text:p>
              </table:table-cell>
              <table:table-cell office:value-type="string">
                <text:p>Função Densidade de Probabilidade</text:p>
              </table:table-cell>
              <table:table-cell office:value-type="string">
                <text:p>Função Distribuição Probabilidade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.64800000000000002"/>
            <table:table-cell office:value-type="float" office:value="0.65"/>
            <table:table-cell office:value-type="float" office:value="0.65"/>
          </table:table-row>
          <table:table-row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0.21199999999999999"/>
            <table:table-cell office:value-type="float" office:value="0.22749999999999998"/>
            <table:table-cell office:value-type="float" office:value="0.87750000000000006"/>
          </table:table-row>
          <table:table-row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7.8E-2"/>
            <table:table-cell office:value-type="float" office:value="7.9624999999999987E-2"/>
            <table:table-cell office:value-type="float" office:value="0.957125"/>
          </table:table-row>
          <table:table-row>
            <table:table-cell office:value-type="float" office:value="3"/>
            <table:table-cell office:value-type="float" office:value="3"/>
            <table:table-cell office:value-type="float" office:value="3"/>
            <table:table-cell office:value-type="float" office:value="3.2000000000000001E-2"/>
            <table:table-cell office:value-type="float" office:value="2.7868749999999994E-2"/>
            <table:table-cell office:value-type="float" office:value="0.98499375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1.9E-2"/>
            <table:table-cell office:value-type="float" office:value="9.7540624999999971E-3"/>
            <table:table-cell office:value-type="float" office:value="0.99474781249999999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5"/>
            <table:table-cell office:value-type="float" office:value="8.0000000000000002E-3"/>
            <table:table-cell office:value-type="float" office:value="3.413921874999999E-3"/>
            <table:table-cell office:value-type="float" office:value="0.998161734375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  <table:table-cell office:value-type="float" office:value="1E-3"/>
            <table:table-cell office:value-type="float" office:value="1.1948726562499995E-3"/>
            <table:table-cell office:value-type="float" office:value="0.99935660703124995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7"/>
            <table:table-cell office:value-type="float" office:value="2E-3"/>
            <table:table-cell office:value-type="float" office:value="4.1820542968749977E-4"/>
            <table:table-cell office:value-type="float" office:value="0.99977481246093747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rac>
    <mml:mrow>
      <mml:mn>1</mml:mn>
    </mml:mrow>
    <mml:mrow>
      <mml:mn>4</mml:mn>
    </mml:mrow>
  </mml:mfrac>
</mml:math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</office:automatic-styles>
  <office:body>
    <office:chart>
      <chart:chart chart:class="chart:bar" svg:height="182.5pt" svg:width="363.75pt" chart:style-name="Crt0">
        <chart:title svg:x="110.5388976377953pt" svg:y="5.812125984251969pt" chart:style-name="CT00">
          <text:p text:style-name="a0" text:class-names="" text:cond-style-name="">Análise da VA N para 1000 amostras com intervalos de 1</text:p>
        </chart:title>
        <chart:plot-area svg:x="0.0pt" svg:y="18.68590551181102pt" svg:width="355.5422047244094pt" svg:height="154.4714173228346pt" chart:style-name="Plt0" chart:data-source-has-labels="both">
          <chart:axis chart:dimension="x" chart:name="primary-x" chart:style-name="Axs0">
            <chart:title svg:x="184.4456692913386pt" svg:y="166.8073228346457pt" chart:style-name="AT00">
              <text:p text:style-name="a1" text:class-names="" text:cond-style-name="">n</text:p>
            </chart:title>
            <chart:categories table:cell-range-address="local-table.$A$2:.$A$5"/>
          </chart:axis>
          <chart:axis chart:dimension="y" chart:name="primary-y" chart:style-name="Axs1">
            <chart:title svg:x="12.79157480314961pt" svg:y="4.611732283464567pt" chart:style-name="AT01">
              <text:p text:style-name="a2" text:class-names="" text:cond-style-name="">pN(n)</text:p>
            </chart:title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1S0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1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Histograma</text:p>
              </table:table-cell>
              <table:table-cell office:value-type="string">
                <text:p>Distribuição</text:p>
              </table:table-cell>
              <table:table-cell office:value-type="string">
                <text:p>Densidad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0.23200000000000001"/>
            <table:table-cell office:value-type="float" office:value="0.25"/>
            <table:table-cell office:value-type="float" office:value="0.25"/>
          </table:table-row>
          <table:table-row>
            <table:table-cell office:value-type="float" office:value="2"/>
            <table:table-cell office:value-type="float" office:value="0.255"/>
            <table:table-cell office:value-type="float" office:value="0.25"/>
            <table:table-cell office:value-type="float" office:value="0.5"/>
          </table:table-row>
          <table:table-row>
            <table:table-cell office:value-type="float" office:value="3"/>
            <table:table-cell office:value-type="float" office:value="0.246"/>
            <table:table-cell office:value-type="float" office:value="0.25"/>
            <table:table-cell office:value-type="float" office:value="0.75"/>
          </table:table-row>
          <table:table-row>
            <table:table-cell office:value-type="float" office:value="4"/>
            <table:table-cell office:value-type="float" office:value="0.26700000000000002"/>
            <table:table-cell office:value-type="float" office:value="0.25"/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i mathvariant="normal"> </mml:mi>
  <mml:mi>c</mml:mi>
  <mml:mo>=</mml:mo>
  <mml:mn>2</mml:mn>
  <mml:mi> </mml:mi>
  <mml:mo>⋀</mml:mo>
  <mml:mi mathvariant="normal">Γ</mml:mi>
  <mml:mfenced separators="|">
    <mml:mrow>
      <mml:mi>n</mml:mi>
    </mml:mrow>
  </mml:mfenced>
  <mml:mo>=</mml:mo>
  <mml:mfenced separators="|">
    <mml:mrow>
      <mml:mi>n</mml:mi>
      <mml:mo>-</mml:mo>
      <mml:mi>a</mml:mi>
    </mml:mrow>
  </mml:mfenced>
  <mml:mo>!</mml:mo>
  <mml:mi> </mml:mi>
  <mml:mi>p</mml:mi>
  <mml:mi>a</mml:mi>
  <mml:mi>r</mml:mi>
  <mml:mi>a</mml:mi>
  <mml:mi> </mml:mi>
  <mml:mi>n</mml:mi>
  <mml:mo>∈</mml:mo>
  <mml:mi mathvariant="normal">Ζ</mml:mi>
  <mml:mo>…</mml:mo>
</mml:math>
</file>

<file path=Object 3/content.xml><?xml version="1.0" encoding="utf-8"?>
<mml:math xmlns:mml="http://www.w3.org/1998/Math/MathML" xmlns:m="http://schemas.openxmlformats.org/officeDocument/2006/math">
  <mml:mi mathvariant="normal">Γ</mml:mi>
  <mml:mfenced separators="|">
    <mml:mrow>
      <mml:mn>2</mml:mn>
    </mml:mrow>
  </mml:mfenced>
  <mml:mo>=</mml:mo>
  <mml:mn>1</mml:mn>
  <mml:mo>!</mml:mo>
  <mml:mo>=</mml:mo>
  <mml:mn>1</mml:mn>
</mml:math>
</file>

<file path=Object 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enced open="{" close="" separators="|">
    <mml:mrow>
      <mml:mtable>
        <mml:mtr>
          <mml:mtd>
            <mml:mrow>
              <mml:maligngroup/>
              <mml:msup>
                <mml:mrow>
                  <mml:mn>1</mml:mn>
                </mml:mrow>
                <mml:mrow>
                  <mml:mo>-</mml:mo>
                  <mml:mn>2</mml:mn>
                </mml:mrow>
              </mml:msup>
              <mml:mi>x</mml:mi>
              <mml:msup>
                <mml:mrow>
                  <mml:mi>e</mml:mi>
                </mml:mrow>
                <mml:mrow>
                  <mml:mo>-</mml:mo>
                  <mml:mi>x</mml:mi>
                </mml:mrow>
              </mml:msup>
              <mml:mi> </mml:mi>
              <mml:mo>,</mml:mo>
              <mml:mi> </mml:mi>
              <mml:mi> </mml:mi>
              <mml:mi> </mml:mi>
              <mml:mi>x</mml:mi>
              <mml:mo>&gt;</mml:mo>
              <mml:mn>2</mml:mn>
            </mml:mrow>
          </mml:mtd>
        </mml:mtr>
        <mml:mtr>
          <mml:mtd>
            <mml:mrow>
              <mml:maligngroup/>
              <mml:mn>0</mml:mn>
              <mml:mo>,</mml:mo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x</mml:mi>
              <mml:mo>≤</mml:mo>
              <mml:mn>2</mml:mn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</mml:mrow>
          </mml:mtd>
        </mml:mtr>
      </mml:mtable>
    </mml:mrow>
  </mml:mfenced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806in" style:font-size-asian="0.11806in" style:font-size-complex="0.1180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2847in" style:font-size-asian="0.12847in" style:font-size-complex="0.12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2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2S0">
      <style:chart-properties chart:symbol-type="none" chart:connect-bars="false" chart:solid-type="cuboid" chart:stacked="false" chart:percentage="false"/>
      <style:graphic-properties draw:fill="none" draw:stroke="solid" svg:stroke-width="0.01389in" svg:stroke-color="#ff00ff" svg:stroke-opacity="100%" draw:stroke-linejoin="round" svg:stroke-linecap="round"/>
    </style:style>
  </office:automatic-styles>
  <office:body>
    <office:chart>
      <chart:chart chart:class="chart:bar" svg:height="255.45pt" svg:width="425.2pt" chart:style-name="Crt0">
        <chart:title svg:x="129.2127559055118pt" svg:y="8.13535433070866pt" chart:style-name="CT00">
          <text:p text:style-name="a0" text:class-names="" text:cond-style-name="">Análise da VA N para 1000 amostras com intervalos de 1</text:p>
        </chart:title>
        <chart:plot-area svg:x="0.0pt" svg:y="28.30346456692913pt" svg:width="425.2pt" svg:height="206.42pt" chart:style-name="Plt0" chart:data-source-has-labels="both">
          <chart:axis chart:dimension="x" chart:name="primary-x" chart:style-name="Axs0">
            <chart:title svg:x="215.6049606299213pt" svg:y="233.4845669291338pt" chart:style-name="AT00">
              <text:p text:style-name="a1" text:class-names="" text:cond-style-name="">n</text:p>
            </chart:title>
            <chart:categories table:cell-range-address="local-table.$A$2:.$A$14"/>
          </chart:axis>
          <chart:axis chart:dimension="y" chart:name="primary-y" chart:style-name="Axs1">
            <chart:title svg:x="14.95251968503937pt" svg:y="6.455118110236221pt" chart:style-name="AT01">
              <text:p text:style-name="a2" text:class-names="" text:cond-style-name="">pN(n)</text:p>
            </chart:title>
          </chart:axis>
          <chart:axis chart:dimension="x" chart:name="secondary-X" chart:style-name="Axs2">
            <chart:categories table:cell-range-address="local-table.$C$2:.$C$14"/>
          </chart:axis>
          <chart:axis chart:dimension="y" chart:name="secondary-y" chart:style-name="Axs3"/>
          <chart:series chart:label-cell-address="local-table.$D$1" chart:values-cell-range-address="local-table.$D$2:.$D$14" chart:class="chart:bar" chart:attached-axis="primary-y" chart:style-name="G0S0">
            <chart:data-point chart:repeated="13"/>
          </chart:series>
          <chart:series chart:label-cell-address="local-table.$E$1" chart:values-cell-range-address="local-table.$E$2:.$E$14" chart:class="chart:line" chart:attached-axis="primary-y" chart:style-name="G1S0">
            <chart:data-point chart:repeated="13"/>
          </chart:series>
          <chart:series chart:label-cell-address="local-table.$F$1" chart:values-cell-range-address="local-table.$F$2:.$F$14" chart:class="chart:line" chart:attached-axis="secondary-y" chart:style-name="G2S0">
            <chart:data-point chart:repeated="13"/>
          </chart:series>
          <chart:wall chart:style-name="Wal0"/>
        </chart:plot-area>
        <table:table table:name="local-table">
          <table:table-header-columns>
            <table:table-column/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Histograma</text:p>
              </table:table-cell>
              <table:table-cell office:value-type="string">
                <text:p>Função Densidade de Probabilidade</text:p>
              </table:table-cell>
              <table:table-cell office:value-type="string">
                <text:p>Função Distribuição Probabilidade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7.0000000000000001E-3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0.36499999999999999"/>
            <table:table-cell office:value-type="float" office:value="0.36787944117144228"/>
            <table:table-cell office:value-type="float" office:value="0.26424111765711522"/>
          </table:table-row>
          <table:table-row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0.29799999999999999"/>
            <table:table-cell office:value-type="float" office:value="0.27067056647322546"/>
            <table:table-cell office:value-type="float" office:value="0.59399415029016189"/>
          </table:table-row>
          <table:table-row>
            <table:table-cell office:value-type="float" office:value="3"/>
            <table:table-cell office:value-type="float" office:value="3"/>
            <table:table-cell office:value-type="float" office:value="3"/>
            <table:table-cell office:value-type="float" office:value="0.17299999999999999"/>
            <table:table-cell office:value-type="float" office:value="0.14936120510359183"/>
            <table:table-cell office:value-type="float" office:value="0.80085172652854419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4"/>
            <table:table-cell office:value-type="float" office:value="9.2999999999999999E-2"/>
            <table:table-cell office:value-type="float" office:value="7.3262555554936729E-2"/>
            <table:table-cell office:value-type="float" office:value="0.90842180555632912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5"/>
            <table:table-cell office:value-type="float" office:value="0.04"/>
            <table:table-cell office:value-type="float" office:value="3.3689734995427337E-2"/>
            <table:table-cell office:value-type="float" office:value="0.95957231800548715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  <table:table-cell office:value-type="float" office:value="1.0999999999999999E-2"/>
            <table:table-cell office:value-type="float" office:value="1.4872513059998153E-2"/>
            <table:table-cell office:value-type="float" office:value="0.98264873476333547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7"/>
            <table:table-cell office:value-type="float" office:value="8.0000000000000002E-3"/>
            <table:table-cell office:value-type="float" office:value="6.3831737588816145E-3"/>
            <table:table-cell office:value-type="float" office:value="0.99270494427556388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8"/>
            <table:table-cell office:value-type="float" office:value="4.0000000000000001E-3"/>
            <table:table-cell office:value-type="float" office:value="2.6837010232200948E-3"/>
            <table:table-cell office:value-type="float" office:value="0.99698083634887746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9"/>
            <table:table-cell office:value-type="float" office:value="1E-3"/>
            <table:table-cell office:value-type="float" office:value="1.1106882367801169E-3"/>
            <table:table-cell office:value-type="float" office:value="0.99876590195913328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0"/>
            <table:table-cell office:value-type="float" office:value="0"/>
            <table:table-cell office:value-type="float" office:value="4.5399929762484888E-4"/>
            <table:table-cell office:value-type="float" office:value="0.9995006007726126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1"/>
            <table:table-cell office:value-type="float" office:value="0"/>
            <table:table-cell office:value-type="float" office:value="1.837187086927024E-4"/>
            <table:table-cell office:value-type="float" office:value="0.99979957959051702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12"/>
            <table:table-cell office:value-type="float" office:value="0"/>
            <table:table-cell office:value-type="float" office:value="7.3730548239938541E-5"/>
            <table:table-cell office:value-type="float" office:value="0.9999201252394067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i mathvariant="normal"> </mml:mi>
</mml:math>
</file>

<file path=Object 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frac>
    <mml:mrow>
      <mml:mn>1</mml:mn>
    </mml:mrow>
    <mml:mrow>
      <mml:msqrt>
        <mml:mn>2</mml:mn>
        <mml:mi>π</mml:mi>
        <mml:mi>σ</mml:mi>
      </mml:msqrt>
    </mml:mrow>
  </mml:mfrac>
  <mml:msup>
    <mml:mrow>
      <mml:mi mathvariant="normal">e</mml:mi>
    </mml:mrow>
    <mml:mrow>
      <mml:mfrac>
        <mml:mrow>
          <mml:msup>
            <mml:mrow>
              <mml:mo>-</mml:mo>
              <mml:mo>(</mml:mo>
              <mml:mi>x</mml:mi>
              <mml:mo>-</mml:mo>
              <mml:mi>μ</mml:mi>
              <mml:mo>)</mml:mo>
            </mml:mrow>
            <mml:mrow>
              <mml:mn>2</mml:mn>
            </mml:mrow>
          </mml:msup>
        </mml:mrow>
        <mml:mrow>
          <mml:mn>2</mml:mn>
          <mml:msup>
            <mml:mrow>
              <mml:mi>σ</mml:mi>
            </mml:mrow>
            <mml:mrow>
              <mml:mn>2</mml:mn>
            </mml:mrow>
          </mml:msup>
        </mml:mrow>
      </mml:mfrac>
    </mml:mrow>
  </mml:msup>
</mml:math>
</file>

<file path=Object 8/content.xml><?xml version="1.0" encoding="utf-8"?>
<mml:math xmlns:mml="http://www.w3.org/1998/Math/MathML" xmlns:m="http://schemas.openxmlformats.org/officeDocument/2006/math">
  <mml:mi>μ</mml:mi>
  <mml:mo>=</mml:mo>
  <mml:mn>50</mml:mn>
  <mml:mi> </mml:mi>
</mml:math>
</file>

<file path=Object 9/content.xml><?xml version="1.0" encoding="utf-8"?>
<mml:math xmlns:mml="http://www.w3.org/1998/Math/MathML" xmlns:m="http://schemas.openxmlformats.org/officeDocument/2006/math">
  <mml:mi>σ</mml:mi>
  <mml:mo>=</mml:mo>
  <mml:mn>8</mml:mn>
</mml:math>
</file>